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5a08" officeooo:paragraph-rsid="001d5a08"/>
    </style:style>
    <style:style style:name="P2" style:family="paragraph" style:parent-style-name="Standard">
      <style:text-properties officeooo:rsid="00210afc" officeooo:paragraph-rsid="00210afc"/>
    </style:style>
    <style:style style:name="P3" style:family="paragraph" style:parent-style-name="Text_20_body">
      <style:text-properties officeooo:rsid="001db553" officeooo:paragraph-rsid="001db553"/>
    </style:style>
    <style:style style:name="P4" style:family="paragraph" style:parent-style-name="Text_20_body" style:list-style-name="L8">
      <style:text-properties style:font-name="Liberation Serif"/>
    </style:style>
    <style:style style:name="P5" style:family="paragraph" style:parent-style-name="Text_20_body">
      <style:text-properties officeooo:paragraph-rsid="001ec78f"/>
    </style:style>
    <style:style style:name="P6" style:family="paragraph" style:parent-style-name="Text_20_body">
      <style:text-properties officeooo:rsid="001f57d9" officeooo:paragraph-rsid="001f57d9"/>
    </style:style>
    <style:style style:name="P7" style:family="paragraph" style:parent-style-name="Text_20_body">
      <style:text-properties officeooo:rsid="00210afc" officeooo:paragraph-rsid="00210afc"/>
    </style:style>
    <style:style style:name="P8" style:family="paragraph" style:parent-style-name="Text_20_body">
      <style:text-properties officeooo:paragraph-rsid="00211030"/>
    </style:style>
    <style:style style:name="P9" style:family="paragraph" style:parent-style-name="Text_20_body">
      <style:text-properties officeooo:rsid="0022bbee" officeooo:paragraph-rsid="0022bbee"/>
    </style:style>
    <style:style style:name="P10" style:family="paragraph" style:parent-style-name="Text_20_body">
      <style:text-properties officeooo:rsid="002324b5" officeooo:paragraph-rsid="002324b5"/>
    </style:style>
    <style:style style:name="P11" style:family="paragraph" style:parent-style-name="Heading_20_1">
      <style:text-properties officeooo:rsid="001db553" officeooo:paragraph-rsid="001db553"/>
    </style:style>
    <style:style style:name="P12" style:family="paragraph" style:parent-style-name="Heading_20_1">
      <style:text-properties officeooo:rsid="001db553" officeooo:paragraph-rsid="001ec78f"/>
    </style:style>
    <style:style style:name="P13" style:family="paragraph" style:parent-style-name="Heading_20_1">
      <style:text-properties officeooo:rsid="001f57d9" officeooo:paragraph-rsid="001f57d9"/>
    </style:style>
    <style:style style:name="P14" style:family="paragraph" style:parent-style-name="Heading_20_3">
      <style:text-properties officeooo:paragraph-rsid="00211030"/>
    </style:style>
    <style:style style:name="P15" style:family="paragraph">
      <style:paragraph-properties fo:text-align="center"/>
    </style:style>
    <style:style style:name="P16" style:family="paragraph">
      <style:text-properties fo:font-size="12pt"/>
    </style:style>
    <style:style style:name="T1" style:family="text">
      <style:text-properties officeooo:rsid="001db553"/>
    </style:style>
    <style:style style:name="T2" style:family="text">
      <style:text-properties fo:font-size="12pt"/>
    </style:style>
    <style:style style:name="T3" style:family="text">
      <style:text-properties officeooo:rsid="001ec78f"/>
    </style:style>
    <style:style style:name="T4" style:family="text">
      <style:text-properties officeooo:rsid="001f57d9"/>
    </style:style>
    <style:style style:name="T5" style:family="text">
      <style:text-properties officeooo:rsid="00210afc"/>
    </style:style>
    <style:style style:name="T6" style:family="text">
      <style:text-properties officeooo:rsid="00211030"/>
    </style:style>
    <style:style style:name="T7" style:family="text">
      <style:text-properties officeooo:rsid="002324b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de réseau</text:p>
      <text:p text:style-name="P1"/>
      <text:p text:style-name="P1">Le but de ce projet était de programmer un protocole permettant la communication entre des machines (entités) sous la forme d'un anneau. </text:p>
      <text:p text:style-name="P1"/>
      <text:p text:style-name="P1">Les entités comiquement entres elles sur un même anneau, selon le protocole de transmission UDP, de tel façon que l'entité 1 envoie ses messages sur le port UDP de l'entité 2, l'entité 2 envoie ses messages sur le port UDP de l'entité 3, et ainsi de suite. </text:p>
      <text:p text:style-name="P2">La majorité du projet est programmé en java, et seule une entité est programmée en C.</text:p>
      <text:p text:style-name="P1"/>
      <text:p text:style-name="P1"><draw:ellipse text:anchor-type="paragraph" draw:z-index="0" draw:style-name="gr1" draw:text-style-name="P15" svg:width="5.107cm" svg:height="5.213cm" svg:x="5.629cm" svg:y="0.22cm"><text:p/></draw:ellipse><draw:rect text:anchor-type="paragraph" draw:z-index="2" draw:style-name="gr3" draw:text-style-name="P15" svg:width="1.138cm" svg:height="1.191cm" svg:x="7.613cm" svg:y="0.009cm"><text:p/></draw:rect></text:p>
      <text:p text:style-name="P1"><draw:frame text:anchor-type="paragraph" draw:z-index="13" draw:style-name="gr5" svg:width="1.244cm" svg:height="0.556cm" svg:x="10.55cm" svg:y="3.226cm"><draw:text-box><text:p>UDP</text:p></draw:text-box></draw:frame><draw:frame text:anchor-type="paragraph" draw:z-index="12" draw:style-name="gr5" svg:width="1.244cm" svg:height="0.556cm" svg:x="10.497cm" svg:y="0.686cm"><draw:text-box><text:p>UDP</text:p></draw:text-box></draw:frame><draw:frame text:anchor-type="paragraph" draw:z-index="9" draw:style-name="gr7" svg:width="0.609cm" svg:height="0.53cm" svg:x="9.386cm" svg:y="2.009cm"><draw:text-box><text:p>1</text:p></draw:text-box></draw:frame><draw:frame text:anchor-type="paragraph" draw:z-index="8" draw:style-name="gr6" draw:text-style-name="P16" svg:width="0.424cm" svg:height="0.489cm" svg:x="8.195cm" svg:y="3.253cm"><draw:text-box><text:p><text:span text:style-name="T2">4</text:span></text:p></draw:text-box></draw:frame><draw:frame text:anchor-type="paragraph" draw:z-index="7" draw:style-name="gr5" svg:width="0.53cm" svg:height="0.556cm" svg:x="6.819cm" svg:y="2.036cm"><draw:text-box><text:p>3</text:p></draw:text-box></draw:frame><draw:frame text:anchor-type="paragraph" draw:z-index="6" draw:style-name="gr4" svg:width="0.662cm" svg:height="0.609cm" svg:x="8.063cm" svg:y="0.924cm"><draw:text-box><text:p>2</text:p></draw:text-box></draw:frame><draw:rect text:anchor-type="paragraph" draw:z-index="3" draw:style-name="gr3" draw:text-style-name="P15" svg:width="1.138cm" svg:height="1.191cm" svg:x="9.994cm" svg:y="1.692cm"><text:p/></draw:rect><draw:rect text:anchor-type="paragraph" draw:z-index="4" draw:style-name="gr3" draw:text-style-name="P15" svg:width="1.138cm" svg:height="1.191cm" svg:x="7.639cm" svg:y="3.914cm"><text:p/></draw:rect><draw:rect text:anchor-type="paragraph" draw:z-index="5" draw:style-name="gr3" draw:text-style-name="P15" svg:width="1.138cm" svg:height="1.191cm" svg:x="5.364cm" svg:y="1.586cm"><text:p/></draw:rect><draw:ellipse text:anchor-type="paragraph" draw:z-index="1" draw:style-name="gr2" draw:text-style-name="P15" svg:width="4.128cm" svg:height="4.075cm" svg:x="6.131cm" svg:y="0.289cm"><text:p text:style-name="P15"/></draw:ellipse></text:p>
      <text:p text:style-name="P1"/>
      <text:p text:style-name="P1"/>
      <text:p text:style-name="P1"><draw:frame text:anchor-type="paragraph" draw:z-index="11" draw:style-name="gr5" svg:width="1.138cm" svg:height="0.556cm" svg:x="11.291cm" svg:y="0.31cm"><draw:text-box><text:p>TCP</text:p></draw:text-box></draw:frame></text:p>
      <text:p text:style-name="P1"><draw:line text:anchor-type="paragraph" draw:z-index="10" draw:style-name="gr8" draw:text-style-name="P15" svg:x1="11.132cm" svg:y1="0.379cm" svg:x2="12.428cm" svg:y2="0.379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Les entités</text:h>
      <text:p text:style-name="P3">Les entités ont plusieurs caractéristiques qui les définissent :</text:p>
      <text:list xml:id="list4212804652670162565" text:style-name="L8">
        <text:list-item>
          <text:p text:style-name="P4">U<text:span text:style-name="T2">n identifiant (d’au plus 8 caractères)</text:span></text:p>
        </text:list-item>
        <text:list-item>
          <text:p text:style-name="P4"><text:span text:style-name="T2">Un port d’écoute pour recevoir les messages UDP de l’entité précédente sur l’anneau (inférieur à</text:span></text:p>
        </text:list-item>
        <text:list-item>
          <text:p text:style-name="P4">9999)</text:p>
        </text:list-item>
        <text:list-item>
          <text:p text:style-name="P4"><text:span text:style-name="T2">Un port TCP</text:span></text:p>
        </text:list-item>
        <text:list-item>
          <text:p text:style-name="P4"><text:span text:style-name="T2">L’adresse IP de la machine suivante sur l’anneau</text:span></text:p>
        </text:list-item>
        <text:list-item>
          <text:p text:style-name="P4"><text:span text:style-name="T2">Le port d’écoute UDP de la machine suivante sur l’anneau</text:span></text:p>
        </text:list-item>
        <text:list-item>
          <text:p text:style-name="P4"><text:span text:style-name="T2">Une adresse IPv4 de multi-diffusion (qui servira pour signaler la panne du réseau)</text:span></text:p>
        </text:list-item>
        <text:list-item>
          <text:p text:style-name="P4"><text:span text:style-name="T2">Un port de multi-diffusion (inférieur à 9999)</text:span></text:p>
        </text:list-item>
      </text:list>
      <text:p text:style-name="P3">Une entité attend alors les messages sur sopn port UDP pour pouvoir retransmettre ce qu'elle a reçu.</text:p>
      <text:p text:style-name="P7">La classe Entite permet donc de créer de nouvelles entités, et de leurs donner les caractéristiques nécessaires au bon fonctionnement de l'application.</text:p>
      <text:p text:style-name="P3"/>
      <text:h text:style-name="P11" text:outline-level="1"><text:soft-page-break/>Insertion dans un anneau</text:h>
      <text:p text:style-name="P5"><text:s/><text:span text:style-name="T1">Si une entité veut s'insérer sur un anneau, l'entité devra tout d'abord se connecter sur le port TCP de celui-ci. A sa connexion, l'anneau lui enverra un message, </text:span>WEL<text:span text:style-name="T3">C, contenant l'ip et le port UDP de l'entité avec qui elle va communiquer, l'ip et le port de multi-diffusion. La nouvelle entité répondra alors <text:s/>NEWC avec son ip et son port UDP. L'entité 1 lui enverra un message pour lui signifier que maintenant elle lui enverra les messages, puis fermera son port TCP. </text:span></text:p>
      <text:p text:style-name="P5"/>
      <text:h text:style-name="P12" text:outline-level="1"><text:span text:style-name="T3">Messages circulant sur l'anneau</text:span></text:h>
      <text:p text:style-name="P6">Chaque message circulant a son id, qui est une valeur unique, encodé sur 8 octets. <text:span text:style-name="T5">Les messages circulants sur l'anneau peuvent être de deux types différents : </text:span></text:p>
      <text:h text:style-name="Heading_20_2" text:outline-level="2"><text:tab/><text:span text:style-name="T5">Les messages d'application, commençant par APPL</text:span></text:h>
      <text:h text:style-name="P14" text:outline-level="3"><text:span text:style-name="T4"><text:tab/>Diffusion des messages</text:span></text:h>
      <text:p text:style-name="P8"><text:tab/><text:span text:style-name="T6">Cette application permet simplement de transmettre des messages à tout le monde.</text:span></text:p>
      <text:h text:style-name="P14" text:outline-level="3"><text:tab/>Transfert de fichiers</text:h>
      <text:p text:style-name="P8"><text:tab/><text:span text:style-name="T6">Cette application permet de faire un transfert de fichiers, en supposant que son nom est <text:tab/>unique sur l'anneau. Une entité fait une requête pour récupérer un fichier, s'il existe il sera <text:tab/>récupéré sinon la requête revient à son émetteur.</text:span></text:p>
      <text:h text:style-name="Heading_20_2" text:outline-level="2"><text:tab/><text:span text:style-name="T6">Les messages de gestion du protocole</text:span></text:h>
      <text:p text:style-name="P9"><text:tab/>Le message WHOS permet de savoir qui est présent sur l'anneau, les entités suivantes <text:tab/>renvoient un message de la forme MEMB contenant l'id du message, l'id de l'entité, son ip et <text:tab/>son port UDP. </text:p>
      <text:p text:style-name="P9"><text:tab/>Le message de déconnexion, lorsqu'une entité veut se déconnecter de l'anneau, elle envoie <text:tab/>un message GBYE avec l'id du message, <text:s/>l'id de l'entité, l'ip et le port de l'entité., <text:span text:style-name="T7">et l'ip et le <text:tab/>port UDP de l'entité suivante. </text:span></text:p>
      <text:p text:style-name="P9"><text:tab/><text:span text:style-name="T7">Le message TEST permet de savoir si un anneau est bien connecté. Si au bout d'un certain <text:tab/>temps (5 secondes) aucune réponse ne revient, un message DOWN est envoyé en multi-<text:tab/>diffusion afin de déconnecter toutes les entités présentes sur l'anneau.</text:span></text:p>
      <text:h text:style-name="P13" text:outline-level="1">Duplication</text:h>
      <text:p text:style-name="P10">Il est aussi possible de dupliquer un anneau. L'entité qui souhaite doubler une entité existante enverra un message <text:s/>WELC, comme lors d'une insertion, mais l'entité doubleur renverra un message de la forme DUPL, et l'entité doublée répondra ACKD pour signifier qu'elle accepte son rôle de doubleur. </text:p>
      <text:h text:style-name="P13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YE camille</meta:initial-creator>
    <meta:creation-date>2016-05-27T09:35:01.046641677</meta:creation-date>
    <dc:date>2016-05-27T11:27:57.468257844</dc:date>
    <dc:creator>ATTYE camille</dc:creator>
    <meta:editing-duration>PT5M59S</meta:editing-duration>
    <meta:editing-cycles>1</meta:editing-cycles>
    <meta:document-statistic meta:table-count="0" meta:image-count="0" meta:object-count="0" meta:page-count="3" meta:paragraph-count="31" meta:word-count="555" meta:character-count="3323" meta:non-whitespace-character-count="2780"/>
    <meta:generator>LibreOffice/4.3.3.2$Linux_X86_64 LibreOffice_project/430m0$Build-2</meta:generator>
  </office:meta>
</office:document-meta>
</file>